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26pt" fo:font-weight="bold" officeooo:rsid="000aa2d6" officeooo:paragraph-rsid="000aa2d6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size="26pt" fo:font-style="italic" fo:font-weight="normal" officeooo:rsid="000aa2d6" officeooo:paragraph-rsid="000aa2d6" style:font-size-asian="26pt" style:font-style-asian="italic" style:font-weight-asian="normal" style:font-size-complex="26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4pt" fo:font-style="normal" fo:font-weight="normal" officeooo:rsid="000aa2d6" officeooo:paragraph-rsid="000aa2d6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b67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ync/Await</text:p>
      <text:p text:style-name="P2">Source : JS info</text:p>
      <text:p text:style-name="P2"/>
      <text:p text:style-name="P3">Async / Await est une syntaxe spéciale, une manière de travailler plus <text:span text:style-name="T1">confortablement</text:span> avec les promess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0:02:22.857697059</meta:creation-date>
    <dc:date>2019-11-04T10:06:28.183927848</dc:date>
    <meta:editing-duration>PT4M6S</meta:editing-duration>
    <meta:editing-cycles>2</meta:editing-cycles>
    <meta:generator>LibreOffice/6.2.7.1$Linux_X86_64 LibreOffice_project/20$Build-1</meta:generator>
    <meta:document-statistic meta:table-count="0" meta:image-count="0" meta:object-count="0" meta:page-count="1" meta:paragraph-count="3" meta:word-count="21" meta:character-count="133" meta:non-whitespace-character-count="115"/>
  </office:meta>
</office:document-meta>
</file>